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ps on insulating your home</text:p>
      <text:p text:style-name="Standard">Most eco friendly gardening techniques</text:p>
      <text:p text:style-name="Standard">Water footprint of drin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8T08:35:40.34</meta:creation-date>
    <dc:date>2015-12-14T10:56:57.71</dc:date>
    <meta:editing-duration>P1DT5H12M4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" meta:word-count="14" meta:character-count="91"/>
  </office:meta>
</office:document-meta>
</file>